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800000" draw:textarea-horizontal-align="justify" draw:textarea-vertical-align="middle" draw:auto-grow-height="false"/>
    </style:style>
    <style:style style:name="gr2" style:family="graphic" style:parent-style-name="standard">
      <style:graphic-properties draw:fill="solid" draw:fill-color="#ff950e" draw:textarea-horizontal-align="justify" draw:textarea-vertical-align="middle" draw:auto-grow-height="false"/>
    </style:style>
    <style:style style:name="gr3" style:family="graphic" style:parent-style-name="standard">
      <style:graphic-properties draw:stroke="none" draw:fill="solid" draw:fill-color="#800000" draw:textarea-horizontal-align="justify" draw:textarea-vertical-align="middle" draw:auto-grow-height="false"/>
    </style:style>
    <style:style style:name="gr4" style:family="graphic" style:parent-style-name="standard">
      <style:graphic-properties draw:stroke="none" draw:fill="solid" draw:fill-color="#ffffff"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false" fo:min-height="3.731cm" fo:min-width="3.31cm"/>
    </style:style>
    <style:style style:name="gr6" style:family="graphic" style:parent-style-name="standard">
      <style:graphic-properties draw:stroke="none" svg:stroke-color="#000000" draw:fill="none" draw:fill-color="#ffffff" draw:textarea-horizontal-align="left" draw:auto-grow-height="true" draw:auto-grow-width="false" fo:min-height="1.655cm" fo:min-width="3.31cm"/>
    </style:style>
    <style:style style:name="gr7" style:family="graphic" style:parent-style-name="standard">
      <style:graphic-properties draw:stroke="none" svg:stroke-color="#000000" draw:fill="none" draw:fill-color="#ffffff" draw:textarea-horizontal-align="left" draw:auto-grow-height="true" draw:auto-grow-width="false" fo:min-height="3.56cm" fo:min-width="4.01cm"/>
    </style:style>
    <style:style style:name="gr8" style:family="graphic" style:parent-style-name="standard">
      <style:graphic-properties draw:stroke="none" draw:fill="solid" draw:fill-color="#ff950e" draw:textarea-horizontal-align="justify" draw:textarea-vertical-align="middle" draw:auto-grow-height="false"/>
    </style:style>
    <style:style style:name="gr9" style:family="graphic" style:parent-style-name="standard">
      <style:graphic-properties draw:stroke="none" svg:stroke-color="#ff950e" draw:fill="solid" draw:fill-color="#ff950e" draw:textarea-horizontal-align="justify" draw:textarea-vertical-align="middle" draw:auto-grow-height="false"/>
    </style:style>
    <style:style style:name="gr10" style:family="graphic" style:parent-style-name="standard">
      <style:graphic-properties draw:stroke="none" draw:fill="solid" draw:fill-color="#ffffff" draw:textarea-vertical-align="middle" draw:auto-grow-height="false" fo:min-height="0.749cm" fo:min-width="0.499cm"/>
    </style:style>
    <style:style style:name="gr11" style:family="graphic">
      <style:graphic-properties style:protect="size"/>
    </style:style>
    <style:style style:name="gr12" style:family="graphic" style:parent-style-name="standard">
      <style:graphic-properties draw:stroke="none" svg:stroke-color="#000000" draw:fill="none" draw:fill-color="#ffffff" draw:textarea-horizontal-align="left" draw:auto-grow-height="true" draw:auto-grow-width="false" fo:min-height="2.425cm" fo:min-width="3.31cm"/>
    </style:style>
    <style:style style:name="gr13" style:family="graphic" style:parent-style-name="standard">
      <style:graphic-properties draw:stroke="none" svg:stroke-color="#000000" draw:fill="none" draw:fill-color="#ffffff" draw:textarea-horizontal-align="left" draw:auto-grow-height="true" draw:auto-grow-width="false" fo:min-height="4.681cm" fo:min-width="4.01cm"/>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text-properties fo:color="#ff950e" fo:font-family="'URW Gothic L'" style:font-family-generic="swiss" style:font-pitch="variable" fo:font-size="96pt" style:font-size-asian="96pt" style:font-size-complex="96pt"/>
    </style:style>
    <style:style style:name="P3" style:family="paragraph">
      <style:text-properties fo:color="#ff950e" fo:font-family="'URW Gothic L'" style:font-family-generic="swiss" style:font-pitch="variable" fo:font-size="48pt" fo:font-weight="bold" style:font-size-asian="48pt" style:font-weight-asian="bold" style:font-size-complex="48pt" style:font-weight-complex="bold"/>
    </style:style>
    <style:style style:name="P4" style:family="paragraph">
      <style:text-properties fo:color="#ffffff" fo:font-family="'URW Gothic L'" style:font-family-generic="swiss" style:font-pitch="variable" fo:font-size="96pt" style:font-size-asian="96pt" style:font-size-complex="96pt"/>
    </style:style>
    <style:style style:name="P5" style:family="paragraph">
      <style:text-properties fo:color="#ffffff" fo:font-family="'URW Gothic L'" style:font-family-generic="swiss" style:font-pitch="variable" fo:font-size="48pt" fo:font-weight="bold" style:font-size-asian="48pt" style:font-weight-asian="bold" style:font-size-complex="48pt" style:font-weight-complex="bold"/>
    </style:style>
    <style:style style:name="P6" style:family="paragraph">
      <style:text-properties fo:font-size="96pt"/>
    </style:style>
    <style:style style:name="P7" style:family="paragraph">
      <style:text-properties fo:font-size="48pt"/>
    </style:style>
    <style:style style:name="P8" style:family="paragraph">
      <style:paragraph-properties fo:line-height="1.524cm" fo:text-align="center"/>
      <style:text-properties fo:font-size="48pt"/>
    </style:style>
    <style:style style:name="P9" style:family="paragraph">
      <style:paragraph-properties fo:line-height="1.524cm" fo:text-align="center"/>
      <style:text-properties fo:color="#ff950e" fo:font-family="'URW Gothic L'" style:font-family-generic="swiss" style:font-pitch="variable" fo:font-size="48pt" fo:font-weight="bold" style:font-size-asian="48pt" style:font-weight-asian="bold" style:font-size-complex="48pt" style:font-weight-complex="bold"/>
    </style:style>
    <style:style style:name="P10" style:family="paragraph">
      <style:paragraph-properties fo:line-height="1.651cm"/>
      <style:text-properties fo:font-size="48pt"/>
    </style:style>
    <style:style style:name="P11" style:family="paragraph">
      <style:paragraph-properties fo:line-height="1.651cm"/>
      <style:text-properties fo:color="#ffffff" fo:font-family="'URW Gothic L'" style:font-family-generic="swiss" style:font-pitch="variable" fo:font-size="48pt" fo:font-weight="bold" style:font-size-asian="48pt" style:font-weight-asian="bold" style:font-size-complex="48pt" style:font-weight-complex="bold"/>
    </style:style>
    <style:style style:name="P12" style:family="paragraph">
      <style:paragraph-properties fo:line-height="1.651cm" fo:text-align="center"/>
      <style:text-properties fo:font-size="48pt"/>
    </style:style>
    <style:style style:name="P13" style:family="paragraph">
      <style:paragraph-properties fo:line-height="1.651cm" fo:text-align="center"/>
      <style:text-properties fo:color="#ff950e" fo:font-family="'URW Gothic L'" style:font-family-generic="swiss" style:font-pitch="variable" fo:font-size="48pt" fo:font-weight="bold" style:font-size-asian="48pt" style:font-weight-asian="bold" style:font-size-complex="48pt" style:font-weight-complex="bold"/>
    </style:style>
    <style:style style:name="P14" style:family="paragraph">
      <style:text-properties fo:font-size="20pt"/>
    </style:style>
    <style:style style:name="T1" style:family="text">
      <style:text-properties fo:color="#ff950e" fo:font-family="'URW Gothic L'" style:font-family-generic="swiss" style:font-pitch="variable" fo:font-size="96pt" style:font-size-asian="96pt" style:font-size-complex="96pt"/>
    </style:style>
    <style:style style:name="T2" style:family="text">
      <style:text-properties fo:color="#ff950e" fo:font-family="'URW Gothic L'" style:font-family-generic="swiss" style:font-pitch="variable" fo:font-size="48pt" style:font-size-asian="48pt" style:font-size-complex="48pt"/>
    </style:style>
    <style:style style:name="T3" style:family="text">
      <style:text-properties fo:color="#ffffff" fo:font-family="'URW Gothic L'" style:font-family-generic="swiss" style:font-pitch="variable" fo:font-size="96pt" style:font-size-asian="96pt" style:font-size-complex="96pt"/>
    </style:style>
    <style:style style:name="T4" style:family="text">
      <style:text-properties fo:color="#ffffff" fo:font-family="'URW Gothic L'" style:font-family-generic="swiss" style:font-pitch="variable" fo:font-size="48pt" style:font-size-asian="48pt" style:font-size-complex="4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13.335cm" svg:height="5.715cm" svg:x="1.905cm" svg:y="6.785cm">
          <text:p/>
          <draw:enhanced-geometry svg:viewBox="0 0 21600 21600" draw:type="rectangle" draw:enhanced-path="M 0 0 L 21600 0 21600 21600 0 21600 0 0 Z N"/>
        </draw:custom-shape>
        <draw:custom-shape draw:style-name="gr2" draw:text-style-name="P1" draw:layer="layout" svg:width="13.335cm" svg:height="5.715cm" svg:x="1.906cm" svg:y="14.606cm">
          <text:p/>
          <draw:enhanced-geometry svg:viewBox="0 0 21600 21600" draw:type="rectangle" draw:enhanced-path="M 0 0 L 21600 0 21600 21600 0 21600 0 0 Z N"/>
        </draw:custom-shape>
        <draw:g>
          <draw:custom-shape draw:style-name="gr3" draw:text-style-name="P1" draw:layer="layout" svg:width="4.478cm" svg:height="4.484cm" svg:x="2.841cm" svg:y="1.564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 draw:text-style-name="P1" draw:layer="layout" svg:width="2.844cm" svg:height="2.849cm" svg:x="3.658cm" svg:y="2.3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5.08cm" svg:height="5.087cm" svg:x="2.54cm" svg:y="1.263cm">
            <text:p/>
            <draw:enhanced-geometry svg:viewBox="0 0 21600 21600" draw:glue-points="10800 0 3163 3163 0 10800 3163 18437 10800 21600 18437 18437 21600 10800 18437 3163" draw:text-areas="3163 3163 18437 18437" draw:type="ring" draw:modifiers="2401.2597102666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frame draw:style-name="gr5" draw:text-style-name="P2" draw:layer="layout" svg:width="3.446cm" svg:height="4.4cm" svg:x="3.382cm" svg:y="1.606cm">
          <draw:text-box>
            <text:p><text:span text:style-name="T1">C</text:span></text:p>
          </draw:text-box>
        </draw:frame>
        <draw:g>
          <draw:custom-shape draw:style-name="gr3" draw:text-style-name="P1" draw:layer="layout" svg:width="2.3cm" svg:height="2.308cm" svg:x="9.74cm" svg:y="2.652cm">
            <text:p/>
            <draw:enhanced-geometry svg:viewBox="0 0 21600 21600" draw:mirror-horizontal="false" draw:mirror-vertical="false"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 draw:text-style-name="P1" draw:layer="layout" svg:width="1.462cm" svg:height="1.466cm" svg:x="10.159cm" svg:y="3.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2.609cm" svg:height="2.618cm" svg:x="9.586cm" svg:y="2.497cm">
            <text:p/>
            <draw:enhanced-geometry svg:viewBox="0 0 21600 21600" draw:mirror-horizontal="false" draw:mirror-vertical="false" draw:glue-points="10800 0 3163 3163 0 10800 3163 18437 10800 21600 18437 18437 21600 10800 18437 3163" draw:text-areas="3163 3163 18437 18437" draw:type="ring" draw:modifiers="2401.2597102666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frame draw:style-name="gr6" draw:text-style-name="P3" draw:layer="layout" svg:width="5.309cm" svg:height="2.325cm" svg:x="9.931cm" svg:y="2.644cm">
          <draw:text-box>
            <text:p><text:span text:style-name="T2">C LUS</text:span></text:p>
          </draw:text-box>
        </draw:frame>
        <draw:frame draw:style-name="gr7" draw:text-style-name="P2" draw:layer="layout" svg:width="2.607cm" svg:height="4.4cm" draw:transform="rotate (1.5707963267949) translate (6.246cm 5.11cm)">
          <draw:text-box>
            <text:p><text:span text:style-name="T1">Y</text:span></text:p>
          </draw:text-box>
        </draw:frame>
        <draw:custom-shape draw:style-name="gr4" draw:text-style-name="P1" draw:layer="layout" svg:width="4.478cm" svg:height="4.484cm" svg:x="2.841cm" svg:y="7.279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 draw:text-style-name="P1" draw:layer="layout" svg:width="2.844cm" svg:height="2.849cm" svg:x="3.658cm" svg:y="8.0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 draw:text-style-name="P2" draw:layer="layout" svg:width="3.446cm" svg:height="4.4cm" svg:x="3.382cm" svg:y="7.321cm">
          <draw:text-box>
            <text:p><text:span text:style-name="T1">C</text:span></text:p>
          </draw:text-box>
        </draw:frame>
        <draw:custom-shape draw:style-name="gr4" draw:text-style-name="P1" draw:layer="layout" svg:width="2.3cm" svg:height="2.308cm" svg:x="9.74cm" svg:y="8.367cm">
          <text:p/>
          <draw:enhanced-geometry svg:viewBox="0 0 21600 21600" draw:mirror-horizontal="false" draw:mirror-vertical="false"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 draw:text-style-name="P1" draw:layer="layout" svg:width="5.08cm" svg:height="5.087cm" svg:x="2.54cm" svg:y="6.978cm">
          <text:p/>
          <draw:enhanced-geometry svg:viewBox="0 0 21600 21600" draw:glue-points="10800 0 3163 3163 0 10800 3163 18437 10800 21600 18437 18437 21600 10800 18437 3163" draw:text-areas="3163 3163 18437 18437" draw:type="ring" draw:modifiers="2401.2597102666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 draw:text-style-name="P1" draw:layer="layout" svg:width="1.462cm" svg:height="1.466cm" svg:x="10.159cm" svg:y="8.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2.609cm" svg:height="2.618cm" svg:x="9.586cm" svg:y="8.212cm">
          <text:p/>
          <draw:enhanced-geometry svg:viewBox="0 0 21600 21600" draw:mirror-horizontal="false" draw:mirror-vertical="false" draw:glue-points="10800 0 3163 3163 0 10800 3163 18437 10800 21600 18437 18437 21600 10800 18437 3163" draw:text-areas="3163 3163 18437 18437" draw:type="ring" draw:modifiers="2401.2597102666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6" draw:text-style-name="P3" draw:layer="layout" svg:width="5.309cm" svg:height="2.325cm" svg:x="9.931cm" svg:y="8.359cm">
          <draw:text-box>
            <text:p><text:span text:style-name="T2">C LUS</text:span></text:p>
          </draw:text-box>
        </draw:frame>
        <draw:frame draw:style-name="gr7" draw:text-style-name="P2" draw:layer="layout" svg:width="2.607cm" svg:height="4.4cm" draw:transform="rotate (1.5707963267949) translate (6.246cm 10.825cm)">
          <draw:text-box>
            <text:p><text:span text:style-name="T1">Y</text:span></text:p>
          </draw:text-box>
        </draw:frame>
        <draw:frame draw:style-name="gr5" draw:text-style-name="P2" draw:layer="layout" svg:width="3.446cm" svg:height="4.4cm" svg:x="3.382cm" svg:y="1.606cm">
          <draw:text-box>
            <text:p><text:span text:style-name="T1">C</text:span></text:p>
          </draw:text-box>
        </draw:frame>
        <draw:g>
          <draw:custom-shape draw:style-name="gr3" draw:text-style-name="P1" draw:layer="layout" svg:width="2.3cm" svg:height="2.308cm" svg:x="9.74cm" svg:y="2.652cm">
            <text:p/>
            <draw:enhanced-geometry svg:viewBox="0 0 21600 21600" draw:mirror-horizontal="false" draw:mirror-vertical="false"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 draw:text-style-name="P1" draw:layer="layout" svg:width="1.462cm" svg:height="1.466cm" svg:x="10.159cm" svg:y="3.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2.609cm" svg:height="2.618cm" svg:x="9.586cm" svg:y="2.497cm">
            <text:p/>
            <draw:enhanced-geometry svg:viewBox="0 0 21600 21600" draw:mirror-horizontal="false" draw:mirror-vertical="false" draw:glue-points="10800 0 3163 3163 0 10800 3163 18437 10800 21600 18437 18437 21600 10800 18437 3163" draw:text-areas="3163 3163 18437 18437" draw:type="ring" draw:modifiers="2401.2597102666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frame draw:style-name="gr6" draw:text-style-name="P3" draw:layer="layout" svg:width="5.309cm" svg:height="2.325cm" svg:x="9.931cm" svg:y="2.644cm">
          <draw:text-box>
            <text:p><text:span text:style-name="T2">C LUS</text:span></text:p>
          </draw:text-box>
        </draw:frame>
        <draw:frame draw:style-name="gr7" draw:text-style-name="P2" draw:layer="layout" svg:width="2.607cm" svg:height="4.4cm" draw:transform="rotate (1.5707963267949) translate (6.246cm 5.11cm)">
          <draw:text-box>
            <text:p><text:span text:style-name="T1">Y</text:span></text:p>
          </draw:text-box>
        </draw:frame>
        <draw:custom-shape draw:style-name="gr3" draw:text-style-name="P1" draw:layer="layout" svg:width="4.478cm" svg:height="4.484cm" svg:x="2.841cm" svg:y="15.541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8" draw:text-style-name="P1" draw:layer="layout" svg:width="2.844cm" svg:height="2.849cm" svg:x="3.658cm" svg:y="16.3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5.08cm" svg:height="5.087cm" svg:x="2.54cm" svg:y="15.24cm">
          <text:p/>
          <draw:enhanced-geometry svg:viewBox="0 0 21600 21600" draw:glue-points="10800 0 3163 3163 0 10800 3163 18437 10800 21600 18437 18437 21600 10800 18437 3163" draw:text-areas="3163 3163 18437 18437" draw:type="ring" draw:modifiers="2401.2597102666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5" draw:text-style-name="P2" draw:layer="layout" svg:width="3.446cm" svg:height="4.4cm" svg:x="3.382cm" svg:y="15.583cm">
          <draw:text-box>
            <text:p><text:span text:style-name="T1">C</text:span></text:p>
          </draw:text-box>
        </draw:frame>
        <draw:custom-shape draw:style-name="gr3" draw:text-style-name="P1" draw:layer="layout" svg:width="2.3cm" svg:height="2.308cm" svg:x="9.74cm" svg:y="16.629cm">
          <text:p/>
          <draw:enhanced-geometry svg:viewBox="0 0 21600 21600" draw:mirror-horizontal="false" draw:mirror-vertical="false"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8" draw:text-style-name="P1" draw:layer="layout" svg:width="1.462cm" svg:height="1.466cm" svg:x="10.159cm" svg:y="17.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3" draw:layer="layout" svg:width="5.309cm" svg:height="2.325cm" svg:x="9.931cm" svg:y="16.621cm">
          <draw:text-box>
            <text:p><text:span text:style-name="T2">C LUS</text:span></text:p>
          </draw:text-box>
        </draw:frame>
        <draw:frame draw:style-name="gr7" draw:text-style-name="P2" draw:layer="layout" svg:width="2.607cm" svg:height="4.4cm" draw:transform="rotate (1.5707963267949) translate (6.246cm 19.087cm)">
          <draw:text-box>
            <text:p><text:span text:style-name="T1">Y</text:span></text:p>
          </draw:text-box>
        </draw:frame>
        <draw:frame draw:style-name="gr5" draw:text-style-name="P4" draw:layer="layout" svg:width="3.446cm" svg:height="4.4cm" svg:x="3.382cm" svg:y="15.583cm">
          <draw:text-box>
            <text:p><text:span text:style-name="T3">C</text:span></text:p>
          </draw:text-box>
        </draw:frame>
        <draw:custom-shape draw:style-name="gr3" draw:text-style-name="P1" draw:layer="layout" svg:width="2.3cm" svg:height="2.308cm" svg:x="9.74cm" svg:y="16.629cm">
          <text:p/>
          <draw:enhanced-geometry svg:viewBox="0 0 21600 21600" draw:mirror-horizontal="false" draw:mirror-vertical="false"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8" draw:text-style-name="P1" draw:layer="layout" svg:width="1.462cm" svg:height="1.466cm" svg:x="10.159cm" svg:y="17.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607cm" svg:height="4.4cm" draw:transform="rotate (1.5707963267949) translate (6.246cm 19.087cm)">
          <draw:text-box>
            <text:p><text:span text:style-name="T3">Y</text:span></text:p>
          </draw:text-box>
        </draw:frame>
        <draw:custom-shape draw:style-name="gr9" draw:text-style-name="P1" draw:layer="layout" svg:width="2.609cm" svg:height="2.618cm" svg:x="9.587cm" svg:y="16.474cm">
          <text:p/>
          <draw:enhanced-geometry svg:viewBox="0 0 21600 21600" draw:mirror-horizontal="false" draw:mirror-vertical="false" draw:glue-points="10800 0 3163 3163 0 10800 3163 18437 10800 21600 18437 18437 21600 10800 18437 3163" draw:text-areas="3163 3163 18437 18437" draw:type="ring" draw:modifiers="2401.2597102666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6" draw:text-style-name="P5" draw:layer="layout" svg:width="5.309cm" svg:height="2.325cm" svg:x="9.931cm" svg:y="16.621cm">
          <draw:text-box>
            <text:p><text:span text:style-name="T4">C LUS</text:span></text:p>
          </draw:text-box>
        </draw:frame>
        <draw:g>
          <draw:custom-shape draw:style-name="gr3" draw:text-style-name="P1" draw:layer="layout" svg:width="4.478cm" svg:height="4.484cm" svg:x="16.176cm" svg:y="7.28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 draw:text-style-name="P1" draw:layer="layout" svg:width="2.844cm" svg:height="2.849cm" svg:x="16.993cm" svg:y="8.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5.08cm" svg:height="5.087cm" svg:x="15.875cm" svg:y="6.985cm">
            <text:p/>
            <draw:enhanced-geometry svg:viewBox="0 0 21600 21600" draw:glue-points="10800 0 3163 3163 0 10800 3163 18437 10800 21600 18437 18437 21600 10800 18437 3163" draw:text-areas="3163 3163 18437 18437" draw:type="ring" draw:modifiers="2401.2597102666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3" draw:text-style-name="P1" draw:layer="layout" svg:width="2.3cm" svg:height="2.308cm" svg:x="23.075cm" svg:y="8.374cm">
            <text:p/>
            <draw:enhanced-geometry svg:viewBox="0 0 21600 21600" draw:mirror-horizontal="false" draw:mirror-vertical="false"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 draw:text-style-name="P1" draw:layer="layout" svg:width="1.462cm" svg:height="1.466cm" svg:x="23.494cm" svg:y="8.7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2.609cm" svg:height="2.618cm" svg:x="22.921cm" svg:y="8.219cm">
            <text:p/>
            <draw:enhanced-geometry svg:viewBox="0 0 21600 21600" draw:mirror-horizontal="false" draw:mirror-vertical="false" draw:glue-points="10800 0 3163 3163 0 10800 3163 18437 10800 21600 18437 18437 21600 10800 18437 3163" draw:text-areas="3163 3163 18437 18437" draw:type="ring" draw:modifiers="2401.2597102666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frame draw:style-name="gr7" draw:text-style-name="P2" draw:layer="layout" svg:width="2.607cm" svg:height="4.4cm" draw:transform="rotate (1.5707963267949) translate (19.581cm 10.832cm)">
          <draw:text-box>
            <text:p><text:span text:style-name="T1">Y</text:span></text:p>
          </draw:text-box>
        </draw:frame>
        <draw:g>
          <draw:custom-shape draw:style-name="gr3" draw:text-style-name="P1" draw:layer="layout" svg:width="2.3cm" svg:height="2.308cm" svg:x="23.075cm" svg:y="8.374cm">
            <text:p/>
            <draw:enhanced-geometry svg:viewBox="0 0 21600 21600" draw:mirror-horizontal="false" draw:mirror-vertical="false"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 draw:text-style-name="P1" draw:layer="layout" svg:width="1.462cm" svg:height="1.466cm" svg:x="23.494cm" svg:y="8.7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2.609cm" svg:height="2.618cm" svg:x="22.921cm" svg:y="8.219cm">
            <text:p/>
            <draw:enhanced-geometry svg:viewBox="0 0 21600 21600" draw:mirror-horizontal="false" draw:mirror-vertical="false" draw:glue-points="10800 0 3163 3163 0 10800 3163 18437 10800 21600 18437 18437 21600 10800 18437 3163" draw:text-areas="3163 3163 18437 18437" draw:type="ring" draw:modifiers="2401.2597102666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frame draw:style-name="gr6" draw:text-style-name="P3" draw:layer="layout" svg:width="3.404cm" svg:height="2.325cm" svg:x="25.171cm" svg:y="8.366cm">
          <draw:text-box>
            <text:p><text:span text:style-name="T2">LUS</text:span></text:p>
          </draw:text-box>
        </draw:frame>
        <draw:frame draw:style-name="gr7" draw:text-style-name="P2" draw:layer="layout" svg:width="2.607cm" svg:height="4.4cm" draw:transform="rotate (1.5707963267949) translate (19.581cm 10.832cm)">
          <draw:text-box>
            <text:p><text:span text:style-name="T1">Y</text:span></text:p>
          </draw:text-box>
        </draw:frame>
        <draw:custom-shape draw:style-name="gr10" draw:text-style-name="P1" draw:layer="layout" svg:width="1.906cm" svg:height="1.906cm" svg:x="23.387cm" svg:y="8.579cm">
          <text:p/>
          <draw:enhanced-geometry draw:glue-point-type="segments" draw:type="mso-spt100" draw:modifiers="30.6511147670024 -30.529705899939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0" draw:text-style-name="P1" draw:layer="layout" svg:width="3.81cm" svg:height="3.81cm" svg:x="16.661cm" svg:y="7.604cm">
          <text:p/>
          <draw:enhanced-geometry draw:mirror-horizontal="false" draw:mirror-vertical="false" draw:glue-point-type="segments" draw:type="mso-spt100" draw:modifiers="30.6511147670024 -30.529705899939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presentation:notes draw:style-name="dp2">
          <draw:page-thumbnail draw:style-name="gr11"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0">
        <draw:g>
          <draw:g>
            <draw:custom-shape draw:style-name="gr3" draw:text-style-name="P1" draw:layer="layout" svg:width="4.478cm" svg:height="4.484cm" svg:x="21.891cm" svg:y="1.564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 draw:text-style-name="P1" draw:layer="layout" svg:width="2.844cm" svg:height="2.849cm" svg:x="22.708cm" svg:y="2.3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5.08cm" svg:height="5.087cm" svg:x="21.59cm" svg:y="1.263cm">
              <text:p/>
              <draw:enhanced-geometry svg:viewBox="0 0 21600 21600" draw:glue-points="10800 0 3163 3163 0 10800 3163 18437 10800 21600 18437 18437 21600 10800 18437 3163" draw:text-areas="3163 3163 18437 18437" draw:type="ring" draw:modifiers="2401.2597102666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10" draw:text-style-name="P1" draw:layer="layout" svg:width="3.81cm" svg:height="3.81cm" svg:x="22.376cm" svg:y="1.882cm">
            <text:p/>
            <draw:enhanced-geometry draw:mirror-horizontal="false" draw:mirror-vertical="false" draw:glue-point-type="segments" draw:type="mso-spt100" draw:modifiers="30.6511147670024 -30.529705899939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style-name="gr1" draw:text-style-name="P1" draw:layer="layout" svg:width="13.335cm" svg:height="5.715cm" svg:x="17.145cm" svg:y="16.51cm">
          <text:p/>
          <draw:enhanced-geometry svg:viewBox="0 0 21600 21600" draw:type="rectangle" draw:enhanced-path="M 0 0 L 21600 0 21600 21600 0 21600 0 0 Z N"/>
        </draw:custom-shape>
        <draw:custom-shape draw:style-name="gr2" draw:text-style-name="P1" draw:layer="layout" svg:width="5.715cm" svg:height="15.875cm" svg:x="8.255cm" svg:y="0.505cm">
          <text:p/>
          <draw:enhanced-geometry svg:viewBox="0 0 21600 21600" draw:type="rectangle" draw:enhanced-path="M 0 0 L 21600 0 21600 21600 0 21600 0 0 Z N"/>
        </draw:custom-shape>
        <draw:g>
          <draw:custom-shape draw:style-name="gr3" draw:text-style-name="P1" draw:layer="layout" svg:width="4.478cm" svg:height="4.484cm" svg:x="2.841cm" svg:y="1.564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 draw:text-style-name="P1" draw:layer="layout" svg:width="2.844cm" svg:height="2.849cm" svg:x="3.658cm" svg:y="2.3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5.08cm" svg:height="5.087cm" svg:x="2.54cm" svg:y="1.263cm">
            <text:p/>
            <draw:enhanced-geometry svg:viewBox="0 0 21600 21600" draw:glue-points="10800 0 3163 3163 0 10800 3163 18437 10800 21600 18437 18437 21600 10800 18437 3163" draw:text-areas="3163 3163 18437 18437" draw:type="ring" draw:modifiers="2401.2597102666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frame draw:style-name="gr5" draw:text-style-name="P2" draw:layer="layout" svg:width="3.446cm" svg:height="4.4cm" svg:x="3.382cm" svg:y="1.606cm">
          <draw:text-box>
            <text:p text:style-name="P6"><text:span text:style-name="T1">C</text:span></text:p>
          </draw:text-box>
        </draw:frame>
        <draw:custom-shape draw:style-name="gr4" draw:text-style-name="P1" draw:layer="layout" svg:width="4.478cm" svg:height="4.484cm" svg:x="18.081cm" svg:y="17.004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 draw:text-style-name="P1" draw:layer="layout" svg:width="2.844cm" svg:height="2.849cm" svg:x="18.898cm" svg:y="17.8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 draw:text-style-name="P2" draw:layer="layout" svg:width="3.446cm" svg:height="4.4cm" svg:x="18.622cm" svg:y="17.046cm">
          <draw:text-box>
            <text:p text:style-name="P6"><text:span text:style-name="T1">C</text:span></text:p>
          </draw:text-box>
        </draw:frame>
        <draw:custom-shape draw:style-name="gr4" draw:text-style-name="P1" draw:layer="layout" svg:width="2.3cm" svg:height="2.308cm" svg:x="24.98cm" svg:y="18.092cm">
          <text:p/>
          <draw:enhanced-geometry svg:viewBox="0 0 21600 21600" draw:mirror-horizontal="false" draw:mirror-vertical="false"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 draw:text-style-name="P1" draw:layer="layout" svg:width="5.08cm" svg:height="5.087cm" svg:x="17.78cm" svg:y="16.703cm">
          <text:p/>
          <draw:enhanced-geometry svg:viewBox="0 0 21600 21600" draw:glue-points="10800 0 3163 3163 0 10800 3163 18437 10800 21600 18437 18437 21600 10800 18437 3163" draw:text-areas="3163 3163 18437 18437" draw:type="ring" draw:modifiers="2401.2597102666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 draw:text-style-name="P1" draw:layer="layout" svg:width="1.462cm" svg:height="1.466cm" svg:x="25.399cm" svg:y="18.5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2.609cm" svg:height="2.618cm" svg:x="24.826cm" svg:y="17.937cm">
          <text:p/>
          <draw:enhanced-geometry svg:viewBox="0 0 21600 21600" draw:mirror-horizontal="false" draw:mirror-vertical="false" draw:glue-points="10800 0 3163 3163 0 10800 3163 18437 10800 21600 18437 18437 21600 10800 18437 3163" draw:text-areas="3163 3163 18437 18437" draw:type="ring" draw:modifiers="2401.2597102666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6" draw:text-style-name="P3" draw:layer="layout" svg:width="5.309cm" svg:height="2.325cm" svg:x="25.171cm" svg:y="18.084cm">
          <draw:text-box>
            <text:p text:style-name="P7"><text:span text:style-name="T2">C LUS</text:span></text:p>
          </draw:text-box>
        </draw:frame>
        <draw:frame draw:style-name="gr7" draw:text-style-name="P2" draw:layer="layout" svg:width="2.607cm" svg:height="4.4cm" draw:transform="rotate (1.5707963267949) translate (21.486cm 20.55cm)">
          <draw:text-box>
            <text:p text:style-name="P6"><text:span text:style-name="T1">Y</text:span></text:p>
          </draw:text-box>
        </draw:frame>
        <draw:frame draw:style-name="gr5" draw:text-style-name="P2" draw:layer="layout" svg:width="3.446cm" svg:height="4.4cm" svg:x="3.382cm" svg:y="1.606cm">
          <draw:text-box>
            <text:p text:style-name="P6"><text:span text:style-name="T1">C</text:span></text:p>
          </draw:text-box>
        </draw:frame>
        <draw:g>
          <draw:custom-shape draw:style-name="gr3" draw:text-style-name="P1" draw:layer="layout" svg:width="2.3cm" svg:height="2.308cm" svg:x="3.964cm" svg:y="8.332cm">
            <text:p/>
            <draw:enhanced-geometry svg:viewBox="0 0 21600 21600" draw:mirror-horizontal="false" draw:mirror-vertical="false"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 draw:text-style-name="P1" draw:layer="layout" svg:width="1.462cm" svg:height="1.466cm" svg:x="4.383cm" svg:y="8.7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2.609cm" svg:height="2.618cm" svg:x="3.81cm" svg:y="8.177cm">
            <text:p/>
            <draw:enhanced-geometry svg:viewBox="0 0 21600 21600" draw:mirror-horizontal="false" draw:mirror-vertical="false" draw:glue-points="10800 0 3163 3163 0 10800 3163 18437 10800 21600 18437 18437 21600 10800 18437 3163" draw:text-areas="3163 3163 18437 18437" draw:type="ring" draw:modifiers="2401.2597102666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frame draw:style-name="gr6" draw:text-style-name="P9" draw:layer="layout" svg:width="3.269cm" svg:height="6.347cm" svg:x="4.116cm" svg:y="8.87cm">
          <draw:text-box>
            <text:p text:style-name="P8"><text:span text:style-name="T2">C </text:span><text:span text:style-name="T2"><text:line-break/></text:span><text:span text:style-name="T2">L</text:span></text:p>
            <text:p text:style-name="P8"><text:span text:style-name="T2">U</text:span></text:p>
            <text:p text:style-name="P8"><text:span text:style-name="T2">S</text:span></text:p>
          </draw:text-box>
        </draw:frame>
        <draw:frame draw:style-name="gr7" draw:text-style-name="P2" draw:layer="layout" svg:width="2.607cm" svg:height="4.4cm" svg:x="3.81cm" svg:y="4.69cm">
          <draw:text-box>
            <text:p text:style-name="P6"><text:span text:style-name="T1">Y</text:span></text:p>
          </draw:text-box>
        </draw:frame>
        <draw:custom-shape draw:style-name="gr3" draw:text-style-name="P1" draw:layer="layout" svg:width="4.478cm" svg:height="4.484cm" svg:x="9.19cm" svg:y="1.44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8" draw:text-style-name="P1" draw:layer="layout" svg:width="2.844cm" svg:height="2.849cm" svg:x="10.007cm" svg:y="2.2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5.08cm" svg:height="5.087cm" svg:x="8.889cm" svg:y="1.139cm">
          <text:p/>
          <draw:enhanced-geometry svg:viewBox="0 0 21600 21600" draw:glue-points="10800 0 3163 3163 0 10800 3163 18437 10800 21600 18437 18437 21600 10800 18437 3163" draw:text-areas="3163 3163 18437 18437" draw:type="ring" draw:modifiers="2401.2597102666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5" draw:text-style-name="P2" draw:layer="layout" svg:width="3.446cm" svg:height="4.4cm" svg:x="9.731cm" svg:y="1.482cm">
          <draw:text-box>
            <text:p text:style-name="P6"><text:span text:style-name="T1">C</text:span></text:p>
          </draw:text-box>
        </draw:frame>
        <draw:custom-shape draw:style-name="gr3" draw:text-style-name="P1" draw:layer="layout" svg:width="2.3cm" svg:height="2.308cm" svg:x="10.313cm" svg:y="8.202cm">
          <text:p/>
          <draw:enhanced-geometry svg:viewBox="0 0 21600 21600" draw:mirror-horizontal="false" draw:mirror-vertical="false"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8" draw:text-style-name="P1" draw:layer="layout" svg:width="1.462cm" svg:height="1.466cm" svg:x="10.732cm" svg:y="8.6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 draw:text-style-name="P4" draw:layer="layout" svg:width="3.446cm" svg:height="4.4cm" svg:x="9.731cm" svg:y="1.482cm">
          <draw:text-box>
            <text:p text:style-name="P6"><text:span text:style-name="T3">C</text:span></text:p>
          </draw:text-box>
        </draw:frame>
        <draw:custom-shape draw:style-name="gr3" draw:text-style-name="P1" draw:layer="layout" svg:width="2.3cm" svg:height="2.308cm" svg:x="10.313cm" svg:y="8.202cm">
          <text:p/>
          <draw:enhanced-geometry svg:viewBox="0 0 21600 21600" draw:mirror-horizontal="false" draw:mirror-vertical="false"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8" draw:text-style-name="P1" draw:layer="layout" svg:width="1.462cm" svg:height="1.466cm" svg:x="10.732cm" svg:y="8.6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607cm" svg:height="4.4cm" svg:x="10.16cm" svg:y="4.36cm">
          <draw:text-box>
            <text:p text:style-name="P6"><text:span text:style-name="T3">Y</text:span></text:p>
          </draw:text-box>
        </draw:frame>
        <draw:custom-shape draw:style-name="gr9" draw:text-style-name="P1" draw:layer="layout" svg:width="2.609cm" svg:height="2.618cm" svg:x="10.16cm" svg:y="8.047cm">
          <text:p/>
          <draw:enhanced-geometry svg:viewBox="0 0 21600 21600" draw:mirror-horizontal="false" draw:mirror-vertical="false" draw:glue-points="10800 0 3163 3163 0 10800 3163 18437 10800 21600 18437 18437 21600 10800 18437 3163" draw:text-areas="3163 3163 18437 18437" draw:type="ring" draw:modifiers="2401.2597102666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6" draw:text-style-name="P11" draw:layer="layout" svg:width="1.499cm" svg:height="6.855cm" svg:x="10.566cm" svg:y="8.66cm">
          <draw:text-box>
            <text:p text:style-name="P10"><text:span text:style-name="T4">C</text:span></text:p>
            <text:p text:style-name="P10"><text:span text:style-name="T4">L</text:span></text:p>
            <text:p text:style-name="P10"><text:span text:style-name="T4">U</text:span></text:p>
            <text:p text:style-name="P10"><text:span text:style-name="T4">S</text:span></text:p>
          </draw:text-box>
        </draw:frame>
        <draw:g>
          <draw:custom-shape draw:style-name="gr3" draw:text-style-name="P1" draw:layer="layout" svg:width="2.3cm" svg:height="2.308cm" svg:x="23.075cm" svg:y="8.374cm">
            <text:p/>
            <draw:enhanced-geometry svg:viewBox="0 0 21600 21600" draw:mirror-horizontal="false" draw:mirror-vertical="false"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 draw:text-style-name="P1" draw:layer="layout" svg:width="1.462cm" svg:height="1.466cm" svg:x="23.494cm" svg:y="8.7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2.609cm" svg:height="2.618cm" svg:x="22.921cm" svg:y="8.219cm">
            <text:p/>
            <draw:enhanced-geometry svg:viewBox="0 0 21600 21600" draw:mirror-horizontal="false" draw:mirror-vertical="false" draw:glue-points="10800 0 3163 3163 0 10800 3163 18437 10800 21600 18437 18437 21600 10800 18437 3163" draw:text-areas="3163 3163 18437 18437" draw:type="ring" draw:modifiers="2401.2597102666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3" draw:text-style-name="P1" draw:layer="layout" svg:width="2.3cm" svg:height="2.308cm" svg:x="23.075cm" svg:y="8.374cm">
            <text:p/>
            <draw:enhanced-geometry svg:viewBox="0 0 21600 21600" draw:mirror-horizontal="false" draw:mirror-vertical="false"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 draw:text-style-name="P1" draw:layer="layout" svg:width="1.462cm" svg:height="1.466cm" svg:x="23.494cm" svg:y="8.7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2.609cm" svg:height="2.618cm" svg:x="22.921cm" svg:y="8.219cm">
            <text:p/>
            <draw:enhanced-geometry svg:viewBox="0 0 21600 21600" draw:mirror-horizontal="false" draw:mirror-vertical="false" draw:glue-points="10800 0 3163 3163 0 10800 3163 18437 10800 21600 18437 18437 21600 10800 18437 3163" draw:text-areas="3163 3163 18437 18437" draw:type="ring" draw:modifiers="2401.2597102666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frame draw:style-name="gr12" draw:text-style-name="P13" draw:layer="layout" svg:width="1.905cm" svg:height="5.204cm" svg:x="23.395cm" svg:y="10.66cm">
          <draw:text-box>
            <text:p text:style-name="P12"><text:span text:style-name="T2">L</text:span><text:span text:style-name="T2"><text:line-break/></text:span><text:span text:style-name="T2">U</text:span><text:span text:style-name="T2"><text:line-break/></text:span><text:span text:style-name="T2">S</text:span></text:p>
          </draw:text-box>
        </draw:frame>
        <draw:frame draw:style-name="gr13" draw:text-style-name="P2" draw:layer="layout" svg:width="2.607cm" svg:height="4.931cm" svg:x="22.993cm" svg:y="4.864cm">
          <draw:text-box>
            <text:p text:style-name="P6"><text:span text:style-name="T1">Y</text:span></text:p>
          </draw:text-box>
        </draw:frame>
        <draw:custom-shape draw:style-name="gr10" draw:text-style-name="P1" draw:layer="layout" svg:width="1.906cm" svg:height="1.906cm" svg:x="23.387cm" svg:y="8.579cm">
          <text:p/>
          <draw:enhanced-geometry draw:glue-point-type="segments" draw:type="mso-spt100" draw:modifiers="30.6511147670024 -30.529705899939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presentation:notes draw:style-name="dp2">
          <draw:page-thumbnail draw:style-name="gr11" draw:layer="layout" svg:width="13.968cm" svg:height="10.476cm" svg:x="3.81cm" svg:y="2.123cm" draw:page-number="2" presentation:class="page"/>
          <draw:frame presentation:style-name="pr1" draw:text-style-name="P14"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5.176cm" svg:height="7.047cm" svg:x="3.059cm" svg:y="2.397cm" draw:page-number="1"/>
      <draw:page-thumbnail draw:layer="backgroundobjects" svg:width="5.176cm" svg:height="7.047cm" svg:x="3.059cm" svg:y="10.445cm"/>
      <draw:page-thumbnail draw:layer="backgroundobjects" svg:width="5.176cm" svg:height="7.047cm" svg:x="3.059cm" svg:y="18.493cm"/>
      <draw:page-thumbnail draw:layer="backgroundobjects" svg:width="5.176cm" svg:height="7.047cm" svg:x="13.354cm" svg:y="2.397cm"/>
      <draw:page-thumbnail draw:layer="backgroundobjects" svg:width="5.176cm" svg:height="7.047cm" svg:x="13.354cm" svg:y="10.445cm"/>
      <draw:page-thumbnail draw:layer="backgroundobjects" svg:width="5.176cm" svg:height="7.047cm" svg:x="13.354cm" svg:y="18.493cm"/>
    </style:handout-master>
    <style:master-page style:name="Default" style:page-layout-name="PM1" draw:style-name="Mdp1">
      <draw:frame presentation:style-name="Default-title" draw:layer="backgroundobjects" svg:width="25.199cm" svg:height="3.506cm" svg:x="1.399cm" svg:y="0.837cm" presentation:class="title" presentation:placeholder="true">
        <draw:text-box/>
      </draw:frame>
      <draw:frame presentation:style-name="Default-outline1" draw:layer="backgroundobjects" svg:width="25.199cm" svg:height="12.18cm" svg:x="1.399cm" svg:y="4.914cm" presentation:class="outline" presentation:placeholder="true">
        <draw:text-box/>
      </draw:frame>
      <draw:frame presentation:style-name="Mpr1" draw:text-style-name="MP1" draw:layer="backgroundobjects" svg:width="6.523cm" svg:height="1.448cm" svg:x="1.399cm" svg:y="19.131cm" presentation:class="date-time">
        <draw:text-box>
          <text:p text:style-name="MP1"><text:span text:style-name="MT1"><presentation:date-time/></text:span></text:p>
        </draw:text-box>
      </draw:frame>
      <draw:frame presentation:style-name="Mpr1" draw:text-style-name="MP3" draw:layer="backgroundobjects" svg:width="8.875cm" svg:height="1.448cm" svg:x="9.575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Paul Wilson</meta:initial-creator>
    <meta:creation-date>2012-02-01T09:25:51</meta:creation-date>
    <meta:editing-duration>PT14M35S</meta:editing-duration>
    <meta:editing-cycles>6</meta:editing-cycles>
    <dc:date>2012-08-10T01:28:30</dc:date>
    <dc:creator>Paul Wilson</dc:creator>
    <meta:generator>LibreOffice/3.5$Linux_X86_64 LibreOffice_project/350m1$Build-2</meta:generator>
    <meta:document-statistic meta:object-count="137"/>
  </office:meta>
</office:document-meta>
</file>